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14.94mm"/>
    </style:style>
    <style:style style:name="co6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2 月 份" calcext:value-type="string">
              <text:p><text:s text:c="7"/>中 華 民 國 103 年 2 月 份 </text:p>
            </table:table-cell>
            <table:table-cell table:style-name="ce13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4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4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614" calcext:value-type="float">
            <text:p><text:s text:c="3"/>1,614 </text:p>
          </table:table-cell>
          <table:table-cell table:style-name="ce23" office:value-type="float" office:value="0.0690407000059673" calcext:value-type="float">
            <text:p><text:s text:c="3"/>0.07 </text:p>
          </table:table-cell>
          <table:table-cell table:style-name="ce23" office:value-type="float" office:value="0.899963772299092" calcext:value-type="float">
            <text:p><text:s text:c="3"/>0.90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3" office:value-type="float" office:value="0.000342197357021603" calcext:value-type="float">
            <text:p><text:s text:c="3"/>0.00 </text:p>
          </table:table-cell>
          <table:table-cell table:style-name="ce33" office:value-type="string" calcext:value-type="string">
            <text:p><text:s text:c="5"/>0.00</text:p>
          </table:table-cell>
          <table:table-cell table:style-name="ce17" office:value-type="float" office:value="15357" calcext:value-type="float">
            <text:p><text:s text:c="3"/>15,357 </text:p>
          </table:table-cell>
          <table:table-cell table:style-name="ce23" office:value-type="float" office:value="0.656890601472595" calcext:value-type="float">
            <text:p><text:s text:c="3"/>0.66 </text:p>
          </table:table-cell>
          <table:table-cell table:style-name="ce23" office:value-type="float" office:value="8.56" calcext:value-type="float">
            <text:p><text:s text:c="3"/>8.56 </text:p>
          </table:table-cell>
          <table:table-cell table:style-name="ce17" office:value-type="float" office:value="15349" calcext:value-type="float">
            <text:p><text:s text:c="3"/>15,349 </text:p>
          </table:table-cell>
          <table:table-cell table:style-name="ce23" office:value-type="float" office:value="0.656548404115573" calcext:value-type="float">
            <text:p><text:s text:c="3"/>0.66 </text:p>
          </table:table-cell>
          <table:table-cell table:style-name="ce23" office:value-type="float" office:value="8.56" calcext:value-type="float">
            <text:p><text:s text:c="3"/>8.56 </text:p>
          </table:table-cell>
          <table:table-cell table:style-name="ce17" office:value-type="float" office:value="9616" calcext:value-type="float">
            <text:p><text:s text:c="3"/>9,616 </text:p>
          </table:table-cell>
          <table:table-cell table:style-name="ce23" office:value-type="float" office:value="0.411321223139967" calcext:value-type="float">
            <text:p><text:s text:c="3"/>0.41 </text:p>
          </table:table-cell>
          <table:table-cell table:style-name="ce23" office:value-type="float" office:value="5.36" calcext:value-type="float">
            <text:p><text:s text:c="3"/>5.36 </text:p>
          </table:table-cell>
          <table:table-cell table:style-name="ce17" office:value-type="float" office:value="3851" calcext:value-type="float">
            <text:p><text:s text:c="3"/>3,851 </text:p>
          </table:table-cell>
          <table:table-cell table:style-name="ce23" office:value-type="float" office:value="0.164725252736274" calcext:value-type="float">
            <text:p><text:s text:c="3"/>0.16 </text:p>
          </table:table-cell>
          <table:table-cell table:style-name="ce39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65" calcext:value-type="float">
            <text:p><text:s text:c="3"/>65 </text:p>
          </table:table-cell>
          <table:table-cell table:style-name="ce23" office:value-type="float" office:value="0.0164316643733962" calcext:value-type="float">
            <text:p><text:s text:c="3"/>0.02 </text:p>
          </table:table-cell>
          <table:table-cell table:style-name="ce23" office:value-type="float" office:value="0.214196722206018" calcext:value-type="float">
            <text:p><text:s text:c="3"/>0.21 </text:p>
          </table:table-cell>
          <table:table-cell table:style-name="ce29" office:value-type="float" office:value="721" calcext:value-type="float">
            <text:p><text:s text:c="3"/>721 </text:p>
          </table:table-cell>
          <table:table-cell table:style-name="ce23" office:value-type="float" office:value="0.182263579679456" calcext:value-type="float">
            <text:p><text:s text:c="3"/>0.18 </text:p>
          </table:table-cell>
          <table:table-cell table:style-name="ce23" office:value-type="float" office:value="2.38" calcext:value-type="float">
            <text:p><text:s text:c="3"/>2.38 </text:p>
          </table:table-cell>
          <table:table-cell table:style-name="ce29" office:value-type="float" office:value="2752" calcext:value-type="float">
            <text:p><text:s text:c="3"/>2,752 </text:p>
          </table:table-cell>
          <table:table-cell table:style-name="ce23" office:value-type="float" office:value="0.695685674449187" calcext:value-type="float">
            <text:p><text:s text:c="3"/>0.70 </text:p>
          </table:table-cell>
          <table:table-cell table:style-name="ce23" office:value-type="float" office:value="9.07" calcext:value-type="float">
            <text:p><text:s text:c="3"/>9.07 </text:p>
          </table:table-cell>
          <table:table-cell table:style-name="ce29" office:value-type="float" office:value="2031" calcext:value-type="float">
            <text:p><text:s text:c="3"/>2,031 </text:p>
          </table:table-cell>
          <table:table-cell table:style-name="ce23" office:value-type="float" office:value="0.51342209476973" calcext:value-type="float">
            <text:p><text:s text:c="3"/>0.51 </text:p>
          </table:table-cell>
          <table:table-cell table:style-name="ce23" office:value-type="float" office:value="6.69" calcext:value-type="float">
            <text:p><text:s text:c="3"/>6.69 </text:p>
          </table:table-cell>
          <table:table-cell table:style-name="ce29" office:value-type="float" office:value="1781" calcext:value-type="float">
            <text:p><text:s text:c="3"/>1,781 </text:p>
          </table:table-cell>
          <table:table-cell table:style-name="ce23" office:value-type="float" office:value="0.450223904867006" calcext:value-type="float">
            <text:p><text:s text:c="3"/>0.45 </text:p>
          </table:table-cell>
          <table:table-cell table:style-name="ce23" office:value-type="float" office:value="5.87" calcext:value-type="float">
            <text:p><text:s text:c="3"/>5.87 </text:p>
          </table:table-cell>
          <table:table-cell table:style-name="ce29" office:value-type="float" office:value="696" calcext:value-type="float">
            <text:p><text:s text:c="3"/>696 </text:p>
          </table:table-cell>
          <table:table-cell table:style-name="ce23" office:value-type="float" office:value="0.175943760689184" calcext:value-type="float">
            <text:p><text:s text:c="3"/>0.18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187" calcext:value-type="float">
            <text:p><text:s text:c="3"/>1,187 </text:p>
          </table:table-cell>
          <table:table-cell table:style-name="ce23" office:value-type="float" office:value="0.441569263505621" calcext:value-type="float">
            <text:p><text:s text:c="3"/>0.44 </text:p>
          </table:table-cell>
          <table:table-cell table:style-name="ce23" office:value-type="float" office:value="5.75490016289932" calcext:value-type="float">
            <text:p><text:s text:c="3"/>5.75 </text:p>
          </table:table-cell>
          <table:table-cell table:style-name="ce29" office:value-type="float" office:value="518" calcext:value-type="float">
            <text:p><text:s text:c="3"/>518 </text:p>
          </table:table-cell>
          <table:table-cell table:style-name="ce23" office:value-type="float" office:value="0.192655761532335" calcext:value-type="float">
            <text:p><text:s text:c="3"/>0.19 </text:p>
          </table:table-cell>
          <table:table-cell table:style-name="ce23" office:value-type="float" office:value="2.51" calcext:value-type="float">
            <text:p><text:s text:c="3"/>2.51 </text:p>
          </table:table-cell>
          <table:table-cell table:style-name="ce29" office:value-type="float" office:value="2144" calcext:value-type="float">
            <text:p><text:s text:c="3"/>2,144 </text:p>
          </table:table-cell>
          <table:table-cell table:style-name="ce23" office:value-type="float" office:value="0.797401453137695" calcext:value-type="float">
            <text:p><text:s text:c="3"/>0.80 </text:p>
          </table:table-cell>
          <table:table-cell table:style-name="ce23" office:value-type="float" office:value="10.39" calcext:value-type="float">
            <text:p><text:s text:c="3"/>10.39 </text:p>
          </table:table-cell>
          <table:table-cell table:style-name="ce29" office:value-type="float" office:value="1626" calcext:value-type="float">
            <text:p><text:s text:c="3"/>1,626 </text:p>
          </table:table-cell>
          <table:table-cell table:style-name="ce23" office:value-type="float" office:value="0.60474569160536" calcext:value-type="float">
            <text:p><text:s text:c="3"/>0.60 </text:p>
          </table:table-cell>
          <table:table-cell table:style-name="ce23" office:value-type="float" office:value="7.88" calcext:value-type="float">
            <text:p><text:s text:c="3"/>7.88 </text:p>
          </table:table-cell>
          <table:table-cell table:style-name="ce29" office:value-type="float" office:value="1260" calcext:value-type="float">
            <text:p><text:s text:c="3"/>1,260 </text:p>
          </table:table-cell>
          <table:table-cell table:style-name="ce23" office:value-type="float" office:value="0.46862212264622" calcext:value-type="float">
            <text:p><text:s text:c="3"/>0.47 </text:p>
          </table:table-cell>
          <table:table-cell table:style-name="ce23" office:value-type="float" office:value="6.11" calcext:value-type="float">
            <text:p><text:s text:c="3"/>6.11 </text:p>
          </table:table-cell>
          <table:table-cell table:style-name="ce29" office:value-type="float" office:value="401" calcext:value-type="float">
            <text:p><text:s text:c="3"/>401 </text:p>
          </table:table-cell>
          <table:table-cell table:style-name="ce23" office:value-type="float" office:value="0.149140850143757" calcext:value-type="float">
            <text:p><text:s text:c="3"/>0.15 </text:p>
          </table:table-cell>
          <table:table-cell table:style-name="ce39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150" calcext:value-type="float">
            <text:p><text:s text:c="3"/>1,150 </text:p>
          </table:table-cell>
          <table:table-cell table:style-name="ce23" office:value-type="float" office:value="0.425465792550279" calcext:value-type="float">
            <text:p><text:s text:c="3"/>0.43 </text:p>
          </table:table-cell>
          <table:table-cell table:style-name="ce23" office:value-type="float" office:value="5.54507089103972" calcext:value-type="float">
            <text:p><text:s text:c="3"/>5.55 </text:p>
          </table:table-cell>
          <table:table-cell table:style-name="ce29" office:value-type="float" office:value="417" calcext:value-type="float">
            <text:p><text:s text:c="3"/>417 </text:p>
          </table:table-cell>
          <table:table-cell table:style-name="ce23" office:value-type="float" office:value="0.154244783141822" calcext:value-type="float">
            <text:p><text:s text:c="3"/>0.15 </text:p>
          </table:table-cell>
          <table:table-cell table:style-name="ce23" office:value-type="float" office:value="2.01" calcext:value-type="float">
            <text:p><text:s text:c="3"/>2.01 </text:p>
          </table:table-cell>
          <table:table-cell table:style-name="ce29" office:value-type="float" office:value="1893" calcext:value-type="float">
            <text:p><text:s text:c="3"/>1,893 </text:p>
          </table:table-cell>
          <table:table-cell table:style-name="ce23" office:value-type="float" office:value="0.70020473498194" calcext:value-type="float">
            <text:p><text:s text:c="3"/>0.70 </text:p>
          </table:table-cell>
          <table:table-cell table:style-name="ce23" office:value-type="float" office:value="9.13" calcext:value-type="float">
            <text:p><text:s text:c="3"/>9.13 </text:p>
          </table:table-cell>
          <table:table-cell table:style-name="ce29" office:value-type="float" office:value="1476" calcext:value-type="float">
            <text:p><text:s text:c="3"/>1,476 </text:p>
          </table:table-cell>
          <table:table-cell table:style-name="ce23" office:value-type="float" office:value="0.545959951840118" calcext:value-type="float">
            <text:p><text:s text:c="3"/>0.55 </text:p>
          </table:table-cell>
          <table:table-cell table:style-name="ce23" office:value-type="float" office:value="7.12" calcext:value-type="float">
            <text:p><text:s text:c="3"/>7.12 </text:p>
          </table:table-cell>
          <table:table-cell table:style-name="ce29" office:value-type="float" office:value="1074" calcext:value-type="float">
            <text:p><text:s text:c="3"/>1,074 </text:p>
          </table:table-cell>
          <table:table-cell table:style-name="ce23" office:value-type="float" office:value="0.397263542192606" calcext:value-type="float">
            <text:p><text:s text:c="3"/>0.40 </text:p>
          </table:table-cell>
          <table:table-cell table:style-name="ce23" office:value-type="float" office:value="5.18" calcext:value-type="float">
            <text:p><text:s text:c="3"/>5.18 </text:p>
          </table:table-cell>
          <table:table-cell table:style-name="ce29" office:value-type="float" office:value="470" calcext:value-type="float">
            <text:p><text:s text:c="3"/>470 </text:p>
          </table:table-cell>
          <table:table-cell table:style-name="ce23" office:value-type="float" office:value="0.173849036155051" calcext:value-type="float">
            <text:p><text:s text:c="3"/>0.17 </text:p>
          </table:table-cell>
          <table:table-cell table:style-name="ce39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218" calcext:value-type="float">
            <text:p><text:s/>－218 </text:p>
          </table:table-cell>
          <table:table-cell table:style-name="ce23" office:value-type="float" office:value="-0.115757272928569" calcext:value-type="float">
            <text:p><text:s/>－0.12 </text:p>
          </table:table-cell>
          <table:table-cell table:style-name="ce23" office:value-type="float" office:value="-1.50906607907726" calcext:value-type="float">
            <text:p><text:s/>－1.51 </text:p>
          </table:table-cell>
          <table:table-cell table:style-name="ce29" office:value-type="float" office:value="-288" calcext:value-type="float">
            <text:p><text:s/>－288 </text:p>
          </table:table-cell>
          <table:table-cell table:style-name="ce23" office:value-type="float" office:value="-0.152935891186113" calcext:value-type="float">
            <text:p><text:s/>－0.15 </text:p>
          </table:table-cell>
          <table:table-cell table:style-name="ce23" office:value-type="float" office:value="-1.99" calcext:value-type="float">
            <text:p><text:s/>－1.99 </text:p>
          </table:table-cell>
          <table:table-cell table:style-name="ce29" office:value-type="float" office:value="1115" calcext:value-type="float">
            <text:p><text:s text:c="3"/>1,115 </text:p>
          </table:table-cell>
          <table:table-cell table:style-name="ce23" office:value-type="float" office:value="0.592095550946238" calcext:value-type="float">
            <text:p><text:s text:c="3"/>0.59 </text:p>
          </table:table-cell>
          <table:table-cell table:style-name="ce23" office:value-type="float" office:value="7.72" calcext:value-type="float">
            <text:p><text:s text:c="3"/>7.72 </text:p>
          </table:table-cell>
          <table:table-cell table:style-name="ce29" office:value-type="float" office:value="1403" calcext:value-type="float">
            <text:p><text:s text:c="3"/>1,403 </text:p>
          </table:table-cell>
          <table:table-cell table:style-name="ce23" office:value-type="float" office:value="0.745031442132351" calcext:value-type="float">
            <text:p><text:s text:c="3"/>0.75 </text:p>
          </table:table-cell>
          <table:table-cell table:style-name="ce23" office:value-type="float" office:value="9.71" calcext:value-type="float">
            <text:p><text:s text:c="3"/>9.71 </text:p>
          </table:table-cell>
          <table:table-cell table:style-name="ce29" office:value-type="float" office:value="819" calcext:value-type="float">
            <text:p><text:s text:c="3"/>819 </text:p>
          </table:table-cell>
          <table:table-cell table:style-name="ce23" office:value-type="float" office:value="0.43491144056051" calcext:value-type="float">
            <text:p><text:s text:c="3"/>0.43 </text:p>
          </table:table-cell>
          <table:table-cell table:style-name="ce23" office:value-type="float" office:value="5.67" calcext:value-type="float">
            <text:p><text:s text:c="3"/>5.67 </text:p>
          </table:table-cell>
          <table:table-cell table:style-name="ce29" office:value-type="float" office:value="272" calcext:value-type="float">
            <text:p><text:s text:c="3"/>272 </text:p>
          </table:table-cell>
          <table:table-cell table:style-name="ce23" office:value-type="float" office:value="0.144439452786885" calcext:value-type="float">
            <text:p><text:s text:c="3"/>0.14 </text:p>
          </table:table-cell>
          <table:table-cell table:style-name="ce39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37" calcext:value-type="float">
            <text:p><text:s/>－137 </text:p>
          </table:table-cell>
          <table:table-cell table:style-name="ce23" office:value-type="float" office:value="-0.0492842984541998" calcext:value-type="float">
            <text:p><text:s/>－0.05 </text:p>
          </table:table-cell>
          <table:table-cell table:style-name="ce23" office:value-type="float" office:value="-0.642471865308398" calcext:value-type="float">
            <text:p><text:s/>－0.64 </text:p>
          </table:table-cell>
          <table:table-cell table:style-name="ce29" office:value-type="float" office:value="-136" calcext:value-type="float">
            <text:p><text:s/>－136 </text:p>
          </table:table-cell>
          <table:table-cell table:style-name="ce23" office:value-type="float" office:value="-0.048925764685419" calcext:value-type="float">
            <text:p><text:s/>－0.05 </text:p>
          </table:table-cell>
          <table:table-cell table:style-name="ce23" office:value-type="float" office:value="-0.64" calcext:value-type="float">
            <text:p><text:s/>－0.64 </text:p>
          </table:table-cell>
          <table:table-cell table:style-name="ce29" office:value-type="float" office:value="1681" calcext:value-type="float">
            <text:p><text:s text:c="3"/>1,681 </text:p>
          </table:table-cell>
          <table:table-cell table:style-name="ce23" office:value-type="float" office:value="0.604736841442569" calcext:value-type="float">
            <text:p><text:s text:c="3"/>0.60 </text:p>
          </table:table-cell>
          <table:table-cell table:style-name="ce23" office:value-type="float" office:value="7.88" calcext:value-type="float">
            <text:p><text:s text:c="3"/>7.88 </text:p>
          </table:table-cell>
          <table:table-cell table:style-name="ce29" office:value-type="float" office:value="1817" calcext:value-type="float">
            <text:p><text:s text:c="3"/>1,817 </text:p>
          </table:table-cell>
          <table:table-cell table:style-name="ce23" office:value-type="float" office:value="0.653662606127988" calcext:value-type="float">
            <text:p><text:s text:c="3"/>0.65 </text:p>
          </table:table-cell>
          <table:table-cell table:style-name="ce23" office:value-type="float" office:value="8.52" calcext:value-type="float">
            <text:p><text:s text:c="3"/>8.52 </text:p>
          </table:table-cell>
          <table:table-cell table:style-name="ce29" office:value-type="float" office:value="1180" calcext:value-type="float">
            <text:p><text:s text:c="3"/>1,180 </text:p>
          </table:table-cell>
          <table:table-cell table:style-name="ce23" office:value-type="float" office:value="0.424502958299959" calcext:value-type="float">
            <text:p><text:s text:c="3"/>0.42 </text:p>
          </table:table-cell>
          <table:table-cell table:style-name="ce23" office:value-type="float" office:value="5.53" calcext:value-type="float">
            <text:p><text:s text:c="3"/>5.53 </text:p>
          </table:table-cell>
          <table:table-cell table:style-name="ce29" office:value-type="float" office:value="481" calcext:value-type="float">
            <text:p><text:s text:c="3"/>481 </text:p>
          </table:table-cell>
          <table:table-cell table:style-name="ce23" office:value-type="float" office:value="0.173038917747695" calcext:value-type="float">
            <text:p><text:s text:c="3"/>0.17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954" calcext:value-type="float">
            <text:p><text:s/>－954 </text:p>
          </table:table-cell>
          <table:table-cell table:style-name="ce23" office:value-type="float" office:value="-0.10331181509221" calcext:value-type="float">
            <text:p><text:s/>－0.10 </text:p>
          </table:table-cell>
          <table:table-cell table:style-name="ce23" office:value-type="float" office:value="-1.34681287472193" calcext:value-type="float">
            <text:p><text:s/>－1.35 </text:p>
          </table:table-cell>
          <table:table-cell table:style-name="ce29" office:value-type="float" office:value="-1253" calcext:value-type="float">
            <text:p><text:s/>－1,253 </text:p>
          </table:table-cell>
          <table:table-cell table:style-name="ce23" office:value-type="float" office:value="-0.135698523582736" calcext:value-type="float">
            <text:p><text:s/>－0.14 </text:p>
          </table:table-cell>
          <table:table-cell table:style-name="ce23" office:value-type="float" office:value="-1.77" calcext:value-type="float">
            <text:p><text:s/>－1.77 </text:p>
          </table:table-cell>
          <table:table-cell table:style-name="ce29" office:value-type="float" office:value="5672" calcext:value-type="float">
            <text:p><text:s text:c="3"/>5,672 </text:p>
          </table:table-cell>
          <table:table-cell table:style-name="ce23" office:value-type="float" office:value="0.614271369322647" calcext:value-type="float">
            <text:p><text:s text:c="3"/>0.61 </text:p>
          </table:table-cell>
          <table:table-cell table:style-name="ce23" office:value-type="float" office:value="8.01" calcext:value-type="float">
            <text:p><text:s text:c="3"/>8.01 </text:p>
          </table:table-cell>
          <table:table-cell table:style-name="ce29" office:value-type="float" office:value="6925" calcext:value-type="float">
            <text:p><text:s text:c="3"/>6,925 </text:p>
          </table:table-cell>
          <table:table-cell table:style-name="ce23" office:value-type="float" office:value="0.749969892905382" calcext:value-type="float">
            <text:p><text:s text:c="3"/>0.75 </text:p>
          </table:table-cell>
          <table:table-cell table:style-name="ce23" office:value-type="float" office:value="9.78" calcext:value-type="float">
            <text:p><text:s text:c="3"/>9.78 </text:p>
          </table:table-cell>
          <table:table-cell table:style-name="ce29" office:value-type="float" office:value="3454" calcext:value-type="float">
            <text:p><text:s text:c="3"/>3,454 </text:p>
          </table:table-cell>
          <table:table-cell table:style-name="ce23" office:value-type="float" office:value="0.374064405789919" calcext:value-type="float">
            <text:p><text:s text:c="3"/>0.37 </text:p>
          </table:table-cell>
          <table:table-cell table:style-name="ce23" office:value-type="float" office:value="4.88" calcext:value-type="float">
            <text:p><text:s text:c="3"/>4.88 </text:p>
          </table:table-cell>
          <table:table-cell table:style-name="ce29" office:value-type="float" office:value="1510" calcext:value-type="float">
            <text:p><text:s text:c="3"/>1,510 </text:p>
          </table:table-cell>
          <table:table-cell table:style-name="ce23" office:value-type="float" office:value="0.163531341268899" calcext:value-type="float">
            <text:p><text:s text:c="3"/>0.16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66" calcext:value-type="float">
            <text:p><text:s/>－66 </text:p>
          </table:table-cell>
          <table:table-cell table:style-name="ce24" office:value-type="float" office:value="-0.143985967912945" calcext:value-type="float">
            <text:p><text:s/>－0.14 </text:p>
          </table:table-cell>
          <table:table-cell table:style-name="ce24" office:value-type="float" office:value="-1.87709507654091" calcext:value-type="float">
            <text:p><text:s/>－1.88 </text:p>
          </table:table-cell>
          <table:table-cell table:style-name="ce30" office:value-type="float" office:value="-114" calcext:value-type="float">
            <text:p><text:s/>－114 </text:p>
          </table:table-cell>
          <table:table-cell table:style-name="ce24" office:value-type="float" office:value="-0.248720941648758" calcext:value-type="float">
            <text:p><text:s/>－0.25 </text:p>
          </table:table-cell>
          <table:table-cell table:style-name="ce24" office:value-type="float" office:value="-3.24" calcext:value-type="float">
            <text:p><text:s/>－3.24 </text:p>
          </table:table-cell>
          <table:table-cell table:style-name="ce30" office:value-type="float" office:value="254" calcext:value-type="float">
            <text:p><text:s text:c="3"/>254 </text:p>
          </table:table-cell>
          <table:table-cell table:style-name="ce24" office:value-type="float" office:value="0.554167712094601" calcext:value-type="float">
            <text:p><text:s text:c="3"/>0.55 </text:p>
          </table:table-cell>
          <table:table-cell table:style-name="ce24" office:value-type="float" office:value="7.22" calcext:value-type="float">
            <text:p><text:s text:c="3"/>7.22 </text:p>
          </table:table-cell>
          <table:table-cell table:style-name="ce30" office:value-type="float" office:value="368" calcext:value-type="float">
            <text:p><text:s text:c="3"/>368 </text:p>
          </table:table-cell>
          <table:table-cell table:style-name="ce24" office:value-type="float" office:value="0.802888653743359" calcext:value-type="float">
            <text:p><text:s text:c="3"/>0.80 </text:p>
          </table:table-cell>
          <table:table-cell table:style-name="ce24" office:value-type="float" office:value="10.47" calcext:value-type="float">
            <text:p><text:s text:c="3"/>10.47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4" office:value-type="float" office:value="0.340354972782511" calcext:value-type="float">
            <text:p><text:s text:c="3"/>0.34 </text:p>
          </table:table-cell>
          <table:table-cell table:style-name="ce24" office:value-type="float" office:value="4.44" calcext:value-type="float">
            <text:p><text:s text:c="3"/>4.44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4" office:value-type="float" office:value="0.174541011683339" calcext:value-type="float">
            <text:p><text:s text:c="3"/>0.17 </text:p>
          </table:table-cell>
          <table:table-cell table:style-name="ce40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452" calcext:value-type="float">
            <text:p><text:s text:c="3"/>452 </text:p>
          </table:table-cell>
          <table:table-cell table:style-name="ce24" office:value-type="float" office:value="0.221042351616763" calcext:value-type="float">
            <text:p><text:s text:c="3"/>0.22 </text:p>
          </table:table-cell>
          <table:table-cell table:style-name="ce24" office:value-type="float" office:value="2.88112651522841" calcext:value-type="float">
            <text:p><text:s text:c="3"/>2.88 </text:p>
          </table:table-cell>
          <table:table-cell table:style-name="ce30" office:value-type="float" office:value="157" calcext:value-type="float">
            <text:p><text:s text:c="3"/>157 </text:p>
          </table:table-cell>
          <table:table-cell table:style-name="ce24" office:value-type="float" office:value="0.0767695003087894" calcext:value-type="float">
            <text:p><text:s text:c="3"/>0.08 </text:p>
          </table:table-cell>
          <table:table-cell table:style-name="ce24" office:value-type="float" office:value="1" calcext:value-type="float">
            <text:p><text:s text:c="3"/>1.00 </text:p>
          </table:table-cell>
          <table:table-cell table:style-name="ce30" office:value-type="float" office:value="1283" calcext:value-type="float">
            <text:p><text:s text:c="3"/>1,283 </text:p>
          </table:table-cell>
          <table:table-cell table:style-name="ce24" office:value-type="float" office:value="0.627358400612591" calcext:value-type="float">
            <text:p><text:s text:c="3"/>0.63 </text:p>
          </table:table-cell>
          <table:table-cell table:style-name="ce24" office:value-type="float" office:value="8.18" calcext:value-type="float">
            <text:p><text:s text:c="3"/>8.18 </text:p>
          </table:table-cell>
          <table:table-cell table:style-name="ce30" office:value-type="float" office:value="1126" calcext:value-type="float">
            <text:p><text:s text:c="3"/>1,126 </text:p>
          </table:table-cell>
          <table:table-cell table:style-name="ce24" office:value-type="float" office:value="0.550588900303802" calcext:value-type="float">
            <text:p><text:s text:c="3"/>0.55 </text:p>
          </table:table-cell>
          <table:table-cell table:style-name="ce24" office:value-type="float" office:value="7.18" calcext:value-type="float">
            <text:p><text:s text:c="3"/>7.18 </text:p>
          </table:table-cell>
          <table:table-cell table:style-name="ce30" office:value-type="float" office:value="836" calcext:value-type="float">
            <text:p><text:s text:c="3"/>836 </text:p>
          </table:table-cell>
          <table:table-cell table:style-name="ce24" office:value-type="float" office:value="0.408785364701579" calcext:value-type="float">
            <text:p><text:s text:c="3"/>0.41 </text:p>
          </table:table-cell>
          <table:table-cell table:style-name="ce24" office:value-type="float" office:value="5.33" calcext:value-type="float">
            <text:p><text:s text:c="3"/>5.33 </text:p>
          </table:table-cell>
          <table:table-cell table:style-name="ce30" office:value-type="float" office:value="351" calcext:value-type="float">
            <text:p><text:s text:c="3"/>351 </text:p>
          </table:table-cell>
          <table:table-cell table:style-name="ce24" office:value-type="float" office:value="0.171631175849587" calcext:value-type="float">
            <text:p><text:s text:c="3"/>0.17 </text:p>
          </table:table-cell>
          <table:table-cell table:style-name="ce40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21" calcext:value-type="float">
            <text:p><text:s text:c="3"/>421 </text:p>
          </table:table-cell>
          <table:table-cell table:style-name="ce24" office:value-type="float" office:value="0.793019917797175" calcext:value-type="float">
            <text:p><text:s text:c="3"/>0.79 </text:p>
          </table:table-cell>
          <table:table-cell table:style-name="ce24" office:value-type="float" office:value="10.3334837420708" calcext:value-type="float">
            <text:p><text:s text:c="3"/>10.33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4" office:value-type="float" office:value="0.152515804685624" calcext:value-type="float">
            <text:p><text:s text:c="3"/>0.15 </text:p>
          </table:table-cell>
          <table:table-cell table:style-name="ce24" office:value-type="float" office:value="1.99" calcext:value-type="float">
            <text:p><text:s text:c="3"/>1.99 </text:p>
          </table:table-cell>
          <table:table-cell table:style-name="ce30" office:value-type="float" office:value="414" calcext:value-type="float">
            <text:p><text:s text:c="3"/>414 </text:p>
          </table:table-cell>
          <table:table-cell table:style-name="ce24" office:value-type="float" office:value="0.779525223948747" calcext:value-type="float">
            <text:p><text:s text:c="3"/>0.78 </text:p>
          </table:table-cell>
          <table:table-cell table:style-name="ce24" office:value-type="float" office:value="10.16" calcext:value-type="float">
            <text:p><text:s text:c="3"/>10.16 </text:p>
          </table:table-cell>
          <table:table-cell table:style-name="ce30" office:value-type="float" office:value="333" calcext:value-type="float">
            <text:p><text:s text:c="3"/>333 </text:p>
          </table:table-cell>
          <table:table-cell table:style-name="ce24" office:value-type="float" office:value="0.627009419263123" calcext:value-type="float">
            <text:p><text:s text:c="3"/>0.63 </text:p>
          </table:table-cell>
          <table:table-cell table:style-name="ce24" office:value-type="float" office:value="8.17" calcext:value-type="float">
            <text:p><text:s text:c="3"/>8.17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4" office:value-type="float" office:value="0.369050589115832" calcext:value-type="float">
            <text:p><text:s text:c="3"/>0.37 </text:p>
          </table:table-cell>
          <table:table-cell table:style-name="ce24" office:value-type="float" office:value="4.81" calcext:value-type="float">
            <text:p><text:s text:c="3"/>4.81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4" office:value-type="float" office:value="0.178876561051041" calcext:value-type="float">
            <text:p><text:s text:c="3"/>0.18 </text:p>
          </table:table-cell>
          <table:table-cell table:style-name="ce40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4" office:value-type="float" office:value="0.0088392164211427" calcext:value-type="float">
            <text:p><text:s text:c="3"/>0.01 </text:p>
          </table:table-cell>
          <table:table-cell table:style-name="ce24" office:value-type="float" office:value="0.115224990526296" calcext:value-type="float">
            <text:p><text:s text:c="3"/>0.12 </text:p>
          </table:table-cell>
          <table:table-cell table:style-name="ce30" office:value-type="float" office:value="-30" calcext:value-type="float">
            <text:p><text:s/>－30 </text:p>
          </table:table-cell>
          <table:table-cell table:style-name="ce24" office:value-type="float" office:value="-0.0530350641326513" calcext:value-type="float">
            <text:p><text:s/>－0.05 </text:p>
          </table:table-cell>
          <table:table-cell table:style-name="ce24" office:value-type="float" office:value="-0.69" calcext:value-type="float">
            <text:p><text:s/>－0.69 </text:p>
          </table:table-cell>
          <table:table-cell table:style-name="ce30" office:value-type="float" office:value="442" calcext:value-type="float">
            <text:p><text:s text:c="3"/>442 </text:p>
          </table:table-cell>
          <table:table-cell table:style-name="ce24" office:value-type="float" office:value="0.781383278221062" calcext:value-type="float">
            <text:p><text:s text:c="3"/>0.78 </text:p>
          </table:table-cell>
          <table:table-cell table:style-name="ce24" office:value-type="float" office:value="10.19" calcext:value-type="float">
            <text:p><text:s text:c="3"/>10.19 </text:p>
          </table:table-cell>
          <table:table-cell table:style-name="ce30" office:value-type="float" office:value="472" calcext:value-type="float">
            <text:p><text:s text:c="3"/>472 </text:p>
          </table:table-cell>
          <table:table-cell table:style-name="ce24" office:value-type="float" office:value="0.834418342353714" calcext:value-type="float">
            <text:p><text:s text:c="3"/>0.83 </text:p>
          </table:table-cell>
          <table:table-cell table:style-name="ce24" office:value-type="float" office:value="10.88" calcext:value-type="float">
            <text:p><text:s text:c="3"/>10.88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4" office:value-type="float" office:value="0.346495752333322" calcext:value-type="float">
            <text:p><text:s text:c="3"/>0.35 </text:p>
          </table:table-cell>
          <table:table-cell table:style-name="ce24" office:value-type="float" office:value="4.52" calcext:value-type="float">
            <text:p><text:s text:c="3"/>4.52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4" office:value-type="float" office:value="0.159105192397954" calcext:value-type="float">
            <text:p><text:s text:c="3"/>0.16 </text:p>
          </table:table-cell>
          <table:table-cell table:style-name="ce40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83" calcext:value-type="float">
            <text:p><text:s/>－283 </text:p>
          </table:table-cell>
          <table:table-cell table:style-name="ce24" office:value-type="float" office:value="-0.218421836626641" calcext:value-type="float">
            <text:p><text:s/>－0.22 </text:p>
          </table:table-cell>
          <table:table-cell table:style-name="ce24" office:value-type="float" office:value="-2.84759564456118" calcext:value-type="float">
            <text:p><text:s/>－2.85 </text:p>
          </table:table-cell>
          <table:table-cell table:style-name="ce30" office:value-type="float" office:value="-6" calcext:value-type="float">
            <text:p><text:s/>－6 </text:p>
          </table:table-cell>
          <table:table-cell table:style-name="ce24" office:value-type="float" office:value="-0.00463135745472945" calcext:value-type="float">
            <text:p><text:s/>－0.00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30" office:value-type="float" office:value="858" calcext:value-type="float">
            <text:p><text:s text:c="3"/>858 </text:p>
          </table:table-cell>
          <table:table-cell table:style-name="ce24" office:value-type="float" office:value="0.662284116026311" calcext:value-type="float">
            <text:p><text:s text:c="3"/>0.66 </text:p>
          </table:table-cell>
          <table:table-cell table:style-name="ce24" office:value-type="float" office:value="8.63" calcext:value-type="float">
            <text:p><text:s text:c="3"/>8.63 </text:p>
          </table:table-cell>
          <table:table-cell table:style-name="ce30" office:value-type="float" office:value="864" calcext:value-type="float">
            <text:p><text:s text:c="3"/>864 </text:p>
          </table:table-cell>
          <table:table-cell table:style-name="ce24" office:value-type="float" office:value="0.66691547348104" calcext:value-type="float">
            <text:p><text:s text:c="3"/>0.67 </text:p>
          </table:table-cell>
          <table:table-cell table:style-name="ce24" office:value-type="float" office:value="8.69" calcext:value-type="float">
            <text:p><text:s text:c="3"/>8.69 </text:p>
          </table:table-cell>
          <table:table-cell table:style-name="ce30" office:value-type="float" office:value="446" calcext:value-type="float">
            <text:p><text:s text:c="3"/>446 </text:p>
          </table:table-cell>
          <table:table-cell table:style-name="ce24" office:value-type="float" office:value="0.344264237468222" calcext:value-type="float">
            <text:p><text:s text:c="3"/>0.34 </text:p>
          </table:table-cell>
          <table:table-cell table:style-name="ce24" office:value-type="float" office:value="4.49" calcext:value-type="float">
            <text:p><text:s text:c="3"/>4.49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4" office:value-type="float" office:value="0.131221794550668" calcext:value-type="float">
            <text:p><text:s text:c="3"/>0.13 </text:p>
          </table:table-cell>
          <table:table-cell table:style-name="ce40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06" calcext:value-type="float">
            <text:p><text:s/>－306 </text:p>
          </table:table-cell>
          <table:table-cell table:style-name="ce24" office:value-type="float" office:value="-0.591833853283227" calcext:value-type="float">
            <text:p><text:s/>－0.59 </text:p>
          </table:table-cell>
          <table:table-cell table:style-name="ce24" office:value-type="float" office:value="-7.71726068407722" calcext:value-type="float">
            <text:p><text:s/>－7.72 </text:p>
          </table:table-cell>
          <table:table-cell table:style-name="ce30" office:value-type="float" office:value="-196" calcext:value-type="float">
            <text:p><text:s/>－196 </text:p>
          </table:table-cell>
          <table:table-cell table:style-name="ce24" office:value-type="float" office:value="-0.379195332028076" calcext:value-type="float">
            <text:p><text:s/>－0.38 </text:p>
          </table:table-cell>
          <table:table-cell table:style-name="ce24" office:value-type="float" office:value="-4.94" calcext:value-type="float">
            <text:p><text:s/>－4.94 </text:p>
          </table:table-cell>
          <table:table-cell table:style-name="ce30" office:value-type="float" office:value="252" calcext:value-type="float">
            <text:p><text:s text:c="3"/>252 </text:p>
          </table:table-cell>
          <table:table-cell table:style-name="ce24" office:value-type="float" office:value="0.487536855464669" calcext:value-type="float">
            <text:p><text:s text:c="3"/>0.49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30" office:value-type="float" office:value="448" calcext:value-type="float">
            <text:p><text:s text:c="3"/>448 </text:p>
          </table:table-cell>
          <table:table-cell table:style-name="ce24" office:value-type="float" office:value="0.866732187492745" calcext:value-type="float">
            <text:p><text:s text:c="3"/>0.87 </text:p>
          </table:table-cell>
          <table:table-cell table:style-name="ce24" office:value-type="float" office:value="11.3" calcext:value-type="float">
            <text:p><text:s text:c="3"/>11.30 </text:p>
          </table:table-cell>
          <table:table-cell table:style-name="ce30" office:value-type="float" office:value="188" calcext:value-type="float">
            <text:p><text:s text:c="3"/>188 </text:p>
          </table:table-cell>
          <table:table-cell table:style-name="ce24" office:value-type="float" office:value="0.363717971537134" calcext:value-type="float">
            <text:p><text:s text:c="3"/>0.36 </text:p>
          </table:table-cell>
          <table:table-cell table:style-name="ce24" office:value-type="float" office:value="4.74" calcext:value-type="float">
            <text:p><text:s text:c="3"/>4.74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4" office:value-type="float" office:value="0.152838934848051" calcext:value-type="float">
            <text:p><text:s text:c="3"/>0.15 </text:p>
          </table:table-cell>
          <table:table-cell table:style-name="ce40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01" calcext:value-type="float">
            <text:p><text:s/>－201 </text:p>
          </table:table-cell>
          <table:table-cell table:style-name="ce24" office:value-type="float" office:value="-0.284143519336603" calcext:value-type="float">
            <text:p><text:s/>－0.28 </text:p>
          </table:table-cell>
          <table:table-cell table:style-name="ce24" office:value-type="float" office:value="-3.7045400447322" calcext:value-type="float">
            <text:p><text:s/>－3.70 </text:p>
          </table:table-cell>
          <table:table-cell table:style-name="ce30" office:value-type="float" office:value="-323" calcext:value-type="float">
            <text:p><text:s/>－323 </text:p>
          </table:table-cell>
          <table:table-cell table:style-name="ce24" office:value-type="float" office:value="-0.456673620453323" calcext:value-type="float">
            <text:p><text:s/>－0.46 </text:p>
          </table:table-cell>
          <table:table-cell table:style-name="ce24" office:value-type="float" office:value="-5.95" calcext:value-type="float">
            <text:p><text:s/>－5.95 </text:p>
          </table:table-cell>
          <table:table-cell table:style-name="ce30" office:value-type="float" office:value="378" calcext:value-type="float">
            <text:p><text:s text:c="3"/>378 </text:p>
          </table:table-cell>
          <table:table-cell table:style-name="ce24" office:value-type="float" office:value="0.534435382450019" calcext:value-type="float">
            <text:p><text:s text:c="3"/>0.53 </text:p>
          </table:table-cell>
          <table:table-cell table:style-name="ce24" office:value-type="float" office:value="6.97" calcext:value-type="float">
            <text:p><text:s text:c="3"/>6.97 </text:p>
          </table:table-cell>
          <table:table-cell table:style-name="ce30" office:value-type="float" office:value="701" calcext:value-type="float">
            <text:p><text:s text:c="3"/>701 </text:p>
          </table:table-cell>
          <table:table-cell table:style-name="ce24" office:value-type="float" office:value="0.991109002903341" calcext:value-type="float">
            <text:p><text:s text:c="3"/>0.99 </text:p>
          </table:table-cell>
          <table:table-cell table:style-name="ce24" office:value-type="float" office:value="12.92" calcext:value-type="float">
            <text:p><text:s text:c="3"/>12.92 </text:p>
          </table:table-cell>
          <table:table-cell table:style-name="ce30" office:value-type="float" office:value="244" calcext:value-type="float">
            <text:p><text:s text:c="3"/>244 </text:p>
          </table:table-cell>
          <table:table-cell table:style-name="ce24" office:value-type="float" office:value="0.344979453221705" calcext:value-type="float">
            <text:p><text:s text:c="3"/>0.34 </text:p>
          </table:table-cell>
          <table:table-cell table:style-name="ce24" office:value-type="float" office:value="4.5" calcext:value-type="float">
            <text:p><text:s text:c="3"/>4.50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4" office:value-type="float" office:value="0.144212722248418" calcext:value-type="float">
            <text:p><text:s text:c="3"/>0.14 </text:p>
          </table:table-cell>
          <table:table-cell table:style-name="ce40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677" calcext:value-type="float">
            <text:p><text:s/>－677 </text:p>
          </table:table-cell>
          <table:table-cell table:style-name="ce24" office:value-type="float" office:value="-1.28019666241195" calcext:value-type="float">
            <text:p><text:s/>－1.28 </text:p>
          </table:table-cell>
          <table:table-cell table:style-name="ce24" office:value-type="float" office:value="-16.6989669015738" calcext:value-type="float">
            <text:p><text:s/>－16.70 </text:p>
          </table:table-cell>
          <table:table-cell table:style-name="ce30" office:value-type="float" office:value="-333" calcext:value-type="float">
            <text:p><text:s/>－333 </text:p>
          </table:table-cell>
          <table:table-cell table:style-name="ce24" office:value-type="float" office:value="-0.630101241942793" calcext:value-type="float">
            <text:p><text:s/>－0.63 </text:p>
          </table:table-cell>
          <table:table-cell table:style-name="ce24" office:value-type="float" office:value="-8.21" calcext:value-type="float">
            <text:p><text:s/>－8.21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4" office:value-type="float" office:value="0.399253339489277" calcext:value-type="float">
            <text:p><text:s text:c="3"/>0.40 </text:p>
          </table:table-cell>
          <table:table-cell table:style-name="ce24" office:value-type="float" office:value="5.2" calcext:value-type="float">
            <text:p><text:s text:c="3"/>5.20 </text:p>
          </table:table-cell>
          <table:table-cell table:style-name="ce30" office:value-type="float" office:value="544" calcext:value-type="float">
            <text:p><text:s text:c="3"/>544 </text:p>
          </table:table-cell>
          <table:table-cell table:style-name="ce24" office:value-type="float" office:value="1.02935458143207" calcext:value-type="float">
            <text:p><text:s text:c="3"/>1.03 </text:p>
          </table:table-cell>
          <table:table-cell table:style-name="ce24" office:value-type="float" office:value="13.42" calcext:value-type="float">
            <text:p><text:s text:c="3"/>13.42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4" office:value-type="float" office:value="0.306535739323521" calcext:value-type="float">
            <text:p><text:s text:c="3"/>0.31 </text:p>
          </table:table-cell>
          <table:table-cell table:style-name="ce24" office:value-type="float" office:value="4" calcext:value-type="float">
            <text:p><text:s text:c="3"/>4.00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4" office:value-type="float" office:value="0.14948347781826" calcext:value-type="float">
            <text:p><text:s text:c="3"/>0.15 </text:p>
          </table:table-cell>
          <table:table-cell table:style-name="ce40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42" calcext:value-type="float">
            <text:p><text:s/>－342 </text:p>
          </table:table-cell>
          <table:table-cell table:style-name="ce24" office:value-type="float" office:value="-0.401514955845095" calcext:value-type="float">
            <text:p><text:s/>－0.40 </text:p>
          </table:table-cell>
          <table:table-cell table:style-name="ce24" office:value-type="float" office:value="-5.235085228345" calcext:value-type="float">
            <text:p><text:s/>－5.24 </text:p>
          </table:table-cell>
          <table:table-cell table:style-name="ce30" office:value-type="float" office:value="-311" calcext:value-type="float">
            <text:p><text:s/>－311 </text:p>
          </table:table-cell>
          <table:table-cell table:style-name="ce24" office:value-type="float" office:value="-0.365193640698776" calcext:value-type="float">
            <text:p><text:s/>－0.37 </text:p>
          </table:table-cell>
          <table:table-cell table:style-name="ce24" office:value-type="float" office:value="-4.76" calcext:value-type="float">
            <text:p><text:s/>－4.76 </text:p>
          </table:table-cell>
          <table:table-cell table:style-name="ce30" office:value-type="float" office:value="425" calcext:value-type="float">
            <text:p><text:s text:c="3"/>425 </text:p>
          </table:table-cell>
          <table:table-cell table:style-name="ce24" office:value-type="float" office:value="0.499058833752347" calcext:value-type="float">
            <text:p><text:s text:c="3"/>0.50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30" office:value-type="float" office:value="736" calcext:value-type="float">
            <text:p><text:s text:c="3"/>736 </text:p>
          </table:table-cell>
          <table:table-cell table:style-name="ce24" office:value-type="float" office:value="0.864252474451123" calcext:value-type="float">
            <text:p><text:s text:c="3"/>0.86 </text:p>
          </table:table-cell>
          <table:table-cell table:style-name="ce24" office:value-type="float" office:value="11.27" calcext:value-type="float">
            <text:p><text:s text:c="3"/>11.27 </text:p>
          </table:table-cell>
          <table:table-cell table:style-name="ce30" office:value-type="float" office:value="343" calcext:value-type="float">
            <text:p><text:s text:c="3"/>343 </text:p>
          </table:table-cell>
          <table:table-cell table:style-name="ce24" office:value-type="float" office:value="0.40276983524013" calcext:value-type="float">
            <text:p><text:s text:c="3"/>0.40 </text:p>
          </table:table-cell>
          <table:table-cell table:style-name="ce24" office:value-type="float" office:value="5.25" calcext:value-type="float">
            <text:p><text:s text:c="3"/>5.25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4" office:value-type="float" office:value="0.173789899753758" calcext:value-type="float">
            <text:p><text:s text:c="3"/>0.17 </text:p>
          </table:table-cell>
          <table:table-cell table:style-name="ce40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4" office:value-type="float" office:value="0.0667443867970704" calcext:value-type="float">
            <text:p><text:s text:c="3"/>0.07 </text:p>
          </table:table-cell>
          <table:table-cell table:style-name="ce24" office:value-type="float" office:value="0.870031721594934" calcext:value-type="float">
            <text:p><text:s text:c="3"/>0.87 </text:p>
          </table:table-cell>
          <table:table-cell table:style-name="ce30" office:value-type="float" office:value="-100" calcext:value-type="float">
            <text:p><text:s/>－100 </text:p>
          </table:table-cell>
          <table:table-cell table:style-name="ce24" office:value-type="float" office:value="-0.444947729765446" calcext:value-type="float">
            <text:p><text:s/>－0.44 </text:p>
          </table:table-cell>
          <table:table-cell table:style-name="ce24" office:value-type="float" office:value="-5.8" calcext:value-type="float">
            <text:p><text:s/>－5.80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4" office:value-type="float" office:value="0.57843204869508" calcext:value-type="float">
            <text:p><text:s text:c="3"/>0.58 </text:p>
          </table:table-cell>
          <table:table-cell table:style-name="ce24" office:value-type="float" office:value="7.54" calcext:value-type="float">
            <text:p><text:s text:c="3"/>7.54 </text:p>
          </table:table-cell>
          <table:table-cell table:style-name="ce30" office:value-type="float" office:value="230" calcext:value-type="float">
            <text:p><text:s text:c="3"/>230 </text:p>
          </table:table-cell>
          <table:table-cell table:style-name="ce24" office:value-type="float" office:value="1.02337977846053" calcext:value-type="float">
            <text:p><text:s text:c="3"/>1.02 </text:p>
          </table:table-cell>
          <table:table-cell table:style-name="ce24" office:value-type="float" office:value="13.34" calcext:value-type="float">
            <text:p><text:s text:c="3"/>13.34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4" office:value-type="float" office:value="0.471644593551373" calcext:value-type="float">
            <text:p><text:s text:c="3"/>0.47 </text:p>
          </table:table-cell>
          <table:table-cell table:style-name="ce24" office:value-type="float" office:value="6.15" calcext:value-type="float">
            <text:p><text:s text:c="3"/>6.15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4" office:value-type="float" office:value="0.173529614608524" calcext:value-type="float">
            <text:p><text:s text:c="3"/>0.17 </text:p>
          </table:table-cell>
          <table:table-cell table:style-name="ce40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70" calcext:value-type="float">
            <text:p><text:s/>－170 </text:p>
          </table:table-cell>
          <table:table-cell table:style-name="ce24" office:value-type="float" office:value="-0.509251908945759" calcext:value-type="float">
            <text:p><text:s/>－0.51 </text:p>
          </table:table-cell>
          <table:table-cell table:style-name="ce24" office:value-type="float" office:value="-6.64015313980257" calcext:value-type="float">
            <text:p><text:s/>－6.64 </text:p>
          </table:table-cell>
          <table:table-cell table:style-name="ce30" office:value-type="float" office:value="-105" calcext:value-type="float">
            <text:p><text:s/>－105 </text:p>
          </table:table-cell>
          <table:table-cell table:style-name="ce24" office:value-type="float" office:value="-0.314618053682829" calcext:value-type="float">
            <text:p><text:s/>－0.31 </text:p>
          </table:table-cell>
          <table:table-cell table:style-name="ce24" office:value-type="float" office:value="-4.1" calcext:value-type="float">
            <text:p><text:s/>－4.10 </text:p>
          </table:table-cell>
          <table:table-cell table:style-name="ce30" office:value-type="float" office:value="206" calcext:value-type="float">
            <text:p><text:s text:c="3"/>206 </text:p>
          </table:table-cell>
          <table:table-cell table:style-name="ce24" office:value-type="float" office:value="0.61725065770155" calcext:value-type="float">
            <text:p><text:s text:c="3"/>0.62 </text:p>
          </table:table-cell>
          <table:table-cell table:style-name="ce24" office:value-type="float" office:value="8.05" calcext:value-type="float">
            <text:p><text:s text:c="3"/>8.05 </text:p>
          </table:table-cell>
          <table:table-cell table:style-name="ce30" office:value-type="float" office:value="311" calcext:value-type="float">
            <text:p><text:s text:c="3"/>311 </text:p>
          </table:table-cell>
          <table:table-cell table:style-name="ce24" office:value-type="float" office:value="0.931868711384379" calcext:value-type="float">
            <text:p><text:s text:c="3"/>0.93 </text:p>
          </table:table-cell>
          <table:table-cell table:style-name="ce24" office:value-type="float" office:value="12.15" calcext:value-type="float">
            <text:p><text:s text:c="3"/>12.15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4" office:value-type="float" office:value="0.425483463075826" calcext:value-type="float">
            <text:p><text:s text:c="3"/>0.43 </text:p>
          </table:table-cell>
          <table:table-cell table:style-name="ce24" office:value-type="float" office:value="5.55" calcext:value-type="float">
            <text:p><text:s text:c="3"/>5.55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4" office:value-type="float" office:value="0.242705355698182" calcext:value-type="float">
            <text:p><text:s text:c="3"/>0.24 </text:p>
          </table:table-cell>
          <table:table-cell table:style-name="ce40" office:value-type="float" office:value="3.16" calcext:value-type="float">
            <text:p><text:s text:c="3"/>3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4" office:value-type="float" office:value="0.238604165631058" calcext:value-type="float">
            <text:p><text:s text:c="3"/>0.24 </text:p>
          </table:table-cell>
          <table:table-cell table:style-name="ce24" office:value-type="float" office:value="3.11000470050939" calcext:value-type="float">
            <text:p><text:s text:c="3"/>3.11 </text:p>
          </table:table-cell>
          <table:table-cell table:style-name="ce30" office:value-type="float" office:value="-23" calcext:value-type="float">
            <text:p><text:s/>－23 </text:p>
          </table:table-cell>
          <table:table-cell table:style-name="ce24" office:value-type="float" office:value="-0.228635048758909" calcext:value-type="float">
            <text:p><text:s/>－0.23 </text:p>
          </table:table-cell>
          <table:table-cell table:style-name="ce24" office:value-type="float" office:value="-2.98" calcext:value-type="float">
            <text:p><text:s/>－2.98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4" office:value-type="float" office:value="0.646142529101265" calcext:value-type="float">
            <text:p><text:s text:c="3"/>0.65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4" office:value-type="float" office:value="0.874777577860175" calcext:value-type="float">
            <text:p><text:s text:c="3"/>0.87 </text:p>
          </table:table-cell>
          <table:table-cell table:style-name="ce24" office:value-type="float" office:value="11.4" calcext:value-type="float">
            <text:p><text:s text:c="3"/>11.40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4" office:value-type="float" office:value="0.357863554579162" calcext:value-type="float">
            <text:p><text:s text:c="3"/>0.36 </text:p>
          </table:table-cell>
          <table:table-cell table:style-name="ce24" office:value-type="float" office:value="4.67" calcext:value-type="float">
            <text:p><text:s text:c="3"/>4.67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98813085877312" calcext:value-type="float">
            <text:p><text:s text:c="3"/>0.20 </text:p>
          </table:table-cell>
          <table:table-cell table:style-name="ce40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41" calcext:value-type="float">
            <text:p><text:s/>－141 </text:p>
          </table:table-cell>
          <table:table-cell table:style-name="ce24" office:value-type="float" office:value="-0.376201644081228" calcext:value-type="float">
            <text:p><text:s/>－0.38 </text:p>
          </table:table-cell>
          <table:table-cell table:style-name="ce24" office:value-type="float" office:value="-4.90497977678697" calcext:value-type="float">
            <text:p><text:s/>－4.90 </text:p>
          </table:table-cell>
          <table:table-cell table:style-name="ce30" office:value-type="float" office:value="-106" calcext:value-type="float">
            <text:p><text:s/>－106 </text:p>
          </table:table-cell>
          <table:table-cell table:style-name="ce24" office:value-type="float" office:value="-0.282871465607767" calcext:value-type="float">
            <text:p><text:s/>－0.28 </text:p>
          </table:table-cell>
          <table:table-cell table:style-name="ce24" office:value-type="float" office:value="-3.69" calcext:value-type="float">
            <text:p><text:s/>－3.69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4" office:value-type="float" office:value="0.413632803483055" calcext:value-type="float">
            <text:p><text:s text:c="3"/>0.41 </text:p>
          </table:table-cell>
          <table:table-cell table:style-name="ce24" office:value-type="float" office:value="5.39" calcext:value-type="float">
            <text:p><text:s text:c="3"/>5.39 </text:p>
          </table:table-cell>
          <table:table-cell table:style-name="ce30" office:value-type="float" office:value="261" calcext:value-type="float">
            <text:p><text:s text:c="3"/>261 </text:p>
          </table:table-cell>
          <table:table-cell table:style-name="ce24" office:value-type="float" office:value="0.696504269090822" calcext:value-type="float">
            <text:p><text:s text:c="3"/>0.70 </text:p>
          </table:table-cell>
          <table:table-cell table:style-name="ce24" office:value-type="float" office:value="9.08" calcext:value-type="float">
            <text:p><text:s text:c="3"/>9.08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4" office:value-type="float" office:value="0.376272421232973" calcext:value-type="float">
            <text:p><text:s text:c="3"/>0.38 </text:p>
          </table:table-cell>
          <table:table-cell table:style-name="ce24" office:value-type="float" office:value="4.9" calcext:value-type="float">
            <text:p><text:s text:c="3"/>4.90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4" office:value-type="float" office:value="0.178796115053966" calcext:value-type="float">
            <text:p><text:s text:c="3"/>0.18 </text:p>
          </table:table-cell>
          <table:table-cell table:style-name="ce40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184" calcext:value-type="float">
            <text:p><text:s text:c="3"/>184 </text:p>
          </table:table-cell>
          <table:table-cell table:style-name="ce24" office:value-type="float" office:value="0.429070456167188" calcext:value-type="float">
            <text:p><text:s text:c="3"/>0.43 </text:p>
          </table:table-cell>
          <table:table-cell table:style-name="ce24" office:value-type="float" office:value="5.59204018541993" calcext:value-type="float">
            <text:p><text:s text:c="3"/>5.59 </text:p>
          </table:table-cell>
          <table:table-cell table:style-name="ce30" office:value-type="float" office:value="192" calcext:value-type="float">
            <text:p><text:s text:c="3"/>192 </text:p>
          </table:table-cell>
          <table:table-cell table:style-name="ce24" office:value-type="float" office:value="0.447629661060416" calcext:value-type="float">
            <text:p><text:s text:c="3"/>0.45 </text:p>
          </table:table-cell>
          <table:table-cell table:style-name="ce24" office:value-type="float" office:value="5.84" calcext:value-type="float">
            <text:p><text:s text:c="3"/>5.84 </text:p>
          </table:table-cell>
          <table:table-cell table:style-name="ce30" office:value-type="float" office:value="442" calcext:value-type="float">
            <text:p><text:s text:c="3"/>442 </text:p>
          </table:table-cell>
          <table:table-cell table:style-name="ce24" office:value-type="float" office:value="1.03048078223283" calcext:value-type="float">
            <text:p><text:s text:c="3"/>1.03 </text:p>
          </table:table-cell>
          <table:table-cell table:style-name="ce24" office:value-type="float" office:value="13.43" calcext:value-type="float">
            <text:p><text:s text:c="3"/>13.43 </text:p>
          </table:table-cell>
          <table:table-cell table:style-name="ce30" office:value-type="float" office:value="250" calcext:value-type="float">
            <text:p><text:s text:c="3"/>250 </text:p>
          </table:table-cell>
          <table:table-cell table:style-name="ce24" office:value-type="float" office:value="0.582851121172417" calcext:value-type="float">
            <text:p><text:s text:c="3"/>0.58 </text:p>
          </table:table-cell>
          <table:table-cell table:style-name="ce24" office:value-type="float" office:value="7.6" calcext:value-type="float">
            <text:p><text:s text:c="3"/>7.60 </text:p>
          </table:table-cell>
          <table:table-cell table:style-name="ce30" office:value-type="float" office:value="165" calcext:value-type="float">
            <text:p><text:s text:c="3"/>165 </text:p>
          </table:table-cell>
          <table:table-cell table:style-name="ce24" office:value-type="float" office:value="0.384681739973795" calcext:value-type="float">
            <text:p><text:s text:c="3"/>0.38 </text:p>
          </table:table-cell>
          <table:table-cell table:style-name="ce24" office:value-type="float" office:value="5.01" calcext:value-type="float">
            <text:p><text:s text:c="3"/>5.01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4" office:value-type="float" office:value="0.132890055627311" calcext:value-type="float">
            <text:p><text:s text:c="3"/>0.13 </text:p>
          </table:table-cell>
          <table:table-cell table:style-name="ce40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131" calcext:value-type="float">
            <text:p><text:s text:c="3"/>131 </text:p>
          </table:table-cell>
          <table:table-cell table:style-name="ce24" office:value-type="float" office:value="0.483500097807272" calcext:value-type="float">
            <text:p><text:s text:c="3"/>0.48 </text:p>
          </table:table-cell>
          <table:table-cell table:style-name="ce24" office:value-type="float" office:value="6.30124580564884" calcext:value-type="float">
            <text:p><text:s text:c="3"/>6.30 </text:p>
          </table:table-cell>
          <table:table-cell table:style-name="ce30" office:value-type="float" office:value="-36" calcext:value-type="float">
            <text:p><text:s/>－36 </text:p>
          </table:table-cell>
          <table:table-cell table:style-name="ce24" office:value-type="float" office:value="-0.132838142258581" calcext:value-type="float">
            <text:p><text:s/>－0.13 </text:p>
          </table:table-cell>
          <table:table-cell table:style-name="ce24" office:value-type="float" office:value="-1.73" calcext:value-type="float">
            <text:p><text:s/>－1.73 </text:p>
          </table:table-cell>
          <table:table-cell table:style-name="ce30" office:value-type="float" office:value="157" calcext:value-type="float">
            <text:p><text:s text:c="3"/>157 </text:p>
          </table:table-cell>
          <table:table-cell table:style-name="ce24" office:value-type="float" office:value="0.579321898183254" calcext:value-type="float">
            <text:p><text:s text:c="3"/>0.58 </text:p>
          </table:table-cell>
          <table:table-cell table:style-name="ce24" office:value-type="float" office:value="7.55" calcext:value-type="float">
            <text:p><text:s text:c="3"/>7.55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4" office:value-type="float" office:value="0.712160040441834" calcext:value-type="float">
            <text:p><text:s text:c="3"/>0.71 </text:p>
          </table:table-cell>
          <table:table-cell table:style-name="ce24" office:value-type="float" office:value="9.28" calcext:value-type="float">
            <text:p><text:s text:c="3"/>9.28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4" office:value-type="float" office:value="0.357924994418953" calcext:value-type="float">
            <text:p><text:s text:c="3"/>0.36 </text:p>
          </table:table-cell>
          <table:table-cell table:style-name="ce24" office:value-type="float" office:value="4.67" calcext:value-type="float">
            <text:p><text:s text:c="3"/>4.67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4" office:value-type="float" office:value="0.191877316595727" calcext:value-type="float">
            <text:p><text:s text:c="3"/>0.19 </text:p>
          </table:table-cell>
          <table:table-cell table:style-name="ce40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21" calcext:value-type="float">
            <text:p><text:s text:c="3"/>521 </text:p>
          </table:table-cell>
          <table:table-cell table:style-name="ce23" office:value-type="float" office:value="3.90390840426807" calcext:value-type="float">
            <text:p><text:s text:c="3"/>3.90 </text:p>
          </table:table-cell>
          <table:table-cell table:style-name="ce23" office:value-type="float" office:value="50.7910926688714" calcext:value-type="float">
            <text:p><text:s text:c="3"/>50.79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3" office:value-type="float" office:value="0.216876750438428" calcext:value-type="float">
            <text:p><text:s text:c="3"/>0.22 </text:p>
          </table:table-cell>
          <table:table-cell table:style-name="ce23" office:value-type="float" office:value="2.83" calcext:value-type="float">
            <text:p><text:s text:c="3"/>2.83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3" office:value-type="float" office:value="0.747850863580785" calcext:value-type="float">
            <text:p><text:s text:c="3"/>0.75 </text:p>
          </table:table-cell>
          <table:table-cell table:style-name="ce23" office:value-type="float" office:value="9.75" calcext:value-type="float">
            <text:p><text:s text:c="3"/>9.75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3" office:value-type="float" office:value="0.530974113142357" calcext:value-type="float">
            <text:p><text:s text:c="3"/>0.53 </text:p>
          </table:table-cell>
          <table:table-cell table:style-name="ce23" office:value-type="float" office:value="6.92" calcext:value-type="float">
            <text:p><text:s text:c="3"/>6.92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3" office:value-type="float" office:value="0.358968414518777" calcext:value-type="float">
            <text:p><text:s text:c="3"/>0.36 </text:p>
          </table:table-cell>
          <table:table-cell table:style-name="ce23" office:value-type="float" office:value="4.68" calcext:value-type="float">
            <text:p><text:s text:c="3"/>4.68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3" office:value-type="float" office:value="0.157048681351965" calcext:value-type="float">
            <text:p><text:s text:c="3"/>0.16 </text:p>
          </table:table-cell>
          <table:table-cell table:style-name="ce39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88" calcext:value-type="float">
            <text:p><text:s text:c="3"/>488 </text:p>
          </table:table-cell>
          <table:table-cell table:style-name="ce24" office:value-type="float" office:value="4.02437716990624" calcext:value-type="float">
            <text:p><text:s text:c="3"/>4.02 </text:p>
          </table:table-cell>
          <table:table-cell table:style-name="ce24" office:value-type="float" office:value="52.3552822635165" calcext:value-type="float">
            <text:p><text:s text:c="3"/>52.36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4" office:value-type="float" office:value="0.230443191638204" calcext:value-type="float">
            <text:p><text:s text:c="3"/>0.23 </text:p>
          </table:table-cell>
          <table:table-cell table:style-name="ce24" office:value-type="float" office:value="3" calcext:value-type="float">
            <text:p><text:s text:c="3"/>3.00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4" office:value-type="float" office:value="0.740710258837085" calcext:value-type="float">
            <text:p><text:s text:c="3"/>0.74 </text:p>
          </table:table-cell>
          <table:table-cell table:style-name="ce24" office:value-type="float" office:value="9.66" calcext:value-type="float">
            <text:p><text:s text:c="3"/>9.66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4" office:value-type="float" office:value="0.510267067198881" calcext:value-type="float">
            <text:p><text:s text:c="3"/>0.51 </text:p>
          </table:table-cell>
          <table:table-cell table:style-name="ce24" office:value-type="float" office:value="6.65" calcext:value-type="float">
            <text:p><text:s text:c="3"/>6.65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4" office:value-type="float" office:value="0.362125015431464" calcext:value-type="float">
            <text:p><text:s text:c="3"/>0.36 </text:p>
          </table:table-cell>
          <table:table-cell table:style-name="ce24" office:value-type="float" office:value="4.72" calcext:value-type="float">
            <text:p><text:s text:c="3"/>4.72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64602279741574" calcext:value-type="float">
            <text:p><text:s text:c="3"/>0.16 </text:p>
          </table:table-cell>
          <table:table-cell table:style-name="ce40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4" office:value-type="float" office:value="2.7060270602706" calcext:value-type="float">
            <text:p><text:s text:c="3"/>2.71 </text:p>
          </table:table-cell>
          <table:table-cell table:style-name="ce24" office:value-type="float" office:value="35.2273325495288" calcext:value-type="float">
            <text:p><text:s text:c="3"/>35.23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4" office:value-type="float" office:value="0.0818900217008558" calcext:value-type="float">
            <text:p><text:s text:c="3"/>0.08 </text:p>
          </table:table-cell>
          <table:table-cell table:style-name="ce24" office:value-type="float" office:value="1.07" calcext:value-type="float">
            <text:p><text:s text:c="3"/>1.07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4" office:value-type="float" office:value="0.818900217008557" calcext:value-type="float">
            <text:p><text:s text:c="3"/>0.82 </text:p>
          </table:table-cell>
          <table:table-cell table:style-name="ce24" office:value-type="float" office:value="10.67" calcext:value-type="float">
            <text:p><text:s text:c="3"/>10.67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4" office:value-type="float" office:value="0.737010195307702" calcext:value-type="float">
            <text:p><text:s text:c="3"/>0.74 </text:p>
          </table:table-cell>
          <table:table-cell table:style-name="ce24" office:value-type="float" office:value="9.61" calcext:value-type="float">
            <text:p><text:s text:c="3"/>9.61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4" office:value-type="float" office:value="0.327560086803423" calcext:value-type="float">
            <text:p><text:s text:c="3"/>0.33 </text:p>
          </table:table-cell>
          <table:table-cell table:style-name="ce24" office:value-type="float" office:value="4.27" calcext:value-type="float">
            <text:p><text:s text:c="3"/>4.27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4" office:value-type="float" office:value="0.0818900217008558" calcext:value-type="float">
            <text:p><text:s text:c="3"/>0.08 </text:p>
          </table:table-cell>
          <table:table-cell table:style-name="ce40" office:value-type="float" office:value="1.07" calcext:value-type="float">
            <text:p><text:s text:c="3"/>1.07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，「0.00」表示未滿百分之0.005。</text:p>
          </table:table-cell>
          <table:table-cell table:style-name="ce11" table:number-columns-repeated="14"/>
          <table:table-cell table:style-name="ce35" office:value-type="string" calcext:value-type="string" table:number-columns-spanned="4" table:number-rows-spanned="1">
            <text:p>內政部戶政司 民國103年3月10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18"/>
          <table:table-cell table:style-name="ce42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range table:name="NAME" table:base-cell-address="$'人口增加&amp;生死結離'.$A$1" table:cell-range-address="#REF!"/>
          <table:named-range table:name="PRINT_AREA_MI" table:base-cell-address="$'人口增加&amp;生死結離'.$A$1" table:cell-range-address="#REF!"/>
          <table:named-range table:name="P_1" table:base-cell-address="$'人口增加&amp;生死結離'.$A$1" table:cell-range-address="#REF!"/>
          <table:named-range table:name="P_11" table:base-cell-address="$'人口增加&amp;生死結離'.$A$1" table:cell-range-address="#REF!"/>
          <table:named-range table:name="P_2" table:base-cell-address="$'人口增加&amp;生死結離'.$A$1" table:cell-range-address="#REF!"/>
          <table:named-range table:name="_a" table:base-cell-address="$'人口增加&amp;生死結離'.$A$1" table:cell-range-address="#REF!"/>
          <table:named-range table:name="_b" table:base-cell-address="$'人口增加&amp;生死結離'.$A$1" table:cell-range-address="#REF!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range table:name="rd_rf_f_97y_9802_data" table:base-cell-address="$'人口增加&amp;生死結離'.$A$1" table:cell-range-address="#REF!"/>
        <table:named-range table:name="rd_rg_f_84y_97y_data" table:base-cell-address="$'人口增加&amp;生死結離'.$A$1" table:cell-range-address="#REF!"/>
        <table:named-range table:name="rd_rg_f_9805_data" table:base-cell-address="$'人口增加&amp;生死結離'.$A$1" table:cell-range-address="#REF!"/>
        <table:named-range table:name="rd_rg_f_9806_data" table:base-cell-address="$'人口增加&amp;生死結離'.$A$1" table:cell-range-address="#REF!"/>
        <table:named-range table:name="rd_rg_f_9807_data" table:base-cell-address="$'人口增加&amp;生死結離'.$A$1" table:cell-range-address="#REF!"/>
        <table:named-range table:name="rd_rg_f_9808_data" table:base-cell-address="$'人口增加&amp;生死結離'.$A$1" table:cell-range-address="#REF!"/>
        <table:named-range table:name="rd_rg_f_98y_9803_data" table:base-cell-address="$'人口增加&amp;生死結離'.$A$1" table:cell-range-address="#REF!"/>
        <table:named-range table:name="rd_rg_f_98y_9804_data" table:base-cell-address="$'人口增加&amp;生死結離'.$A$1" table:cell-range-address="#REF!"/>
        <table:named-range table:name="rd_rg_q9607" table:base-cell-address="$'人口增加&amp;生死結離'.$A$1" table:cell-range-address="#REF!"/>
        <table:named-range table:name="rd_rg_q_84y_97y_data" table:base-cell-address="$'人口增加&amp;生死結離'.$A$1" table:cell-range-address="#REF!"/>
        <table:named-range table:name="rd_rg_q_97y_9802_data" table:base-cell-address="$'人口增加&amp;生死結離'.$A$1" table:cell-range-address="#REF!"/>
        <table:named-range table:name="rd_rg_q_9805_data" table:base-cell-address="$'人口增加&amp;生死結離'.$A$1" table:cell-range-address="#REF!"/>
        <table:named-range table:name="rd_rg_q_9806_data" table:base-cell-address="$'人口增加&amp;生死結離'.$A$1" table:cell-range-address="#REF!"/>
        <table:named-range table:name="rd_rg_q_9807_data" table:base-cell-address="$'人口增加&amp;生死結離'.$A$1" table:cell-range-address="#REF!"/>
        <table:named-range table:name="rd_rg_q_9808_data" table:base-cell-address="$'人口增加&amp;生死結離'.$A$1" table:cell-range-address="#REF!"/>
        <table:named-range table:name="rd_rg_q_98y_9803_data" table:base-cell-address="$'人口增加&amp;生死結離'.$A$1" table:cell-range-address="#REF!"/>
        <table:named-range table:name="rd_rg_q_98y_9804_data" table:base-cell-address="$'人口增加&amp;生死結離'.$A$1" table:cell-range-address="#REF!"/>
        <table:named-range table:name="rd_t9607" table:base-cell-address="$'人口增加&amp;生死結離'.$A$1" table:cell-range-address="#REF!"/>
        <table:named-range table:name="rd_t_84y_97y_data" table:base-cell-address="$'人口增加&amp;生死結離'.$A$1" table:cell-range-address="#REF!"/>
        <table:named-range table:name="rd_t_97y_9802_data" table:base-cell-address="$'人口增加&amp;生死結離'.$A$1" table:cell-range-address="#REF!"/>
        <table:named-range table:name="rd_t_9805_data" table:base-cell-address="$'人口增加&amp;生死結離'.$A$1" table:cell-range-address="#REF!"/>
        <table:named-range table:name="rd_t_9806_data" table:base-cell-address="$'人口增加&amp;生死結離'.$A$1" table:cell-range-address="#REF!"/>
        <table:named-range table:name="rd_t_9807_data" table:base-cell-address="$'人口增加&amp;生死結離'.$A$1" table:cell-range-address="#REF!"/>
        <table:named-range table:name="rd_t_9808_data" table:base-cell-address="$'人口增加&amp;生死結離'.$A$1" table:cell-range-address="#REF!"/>
        <table:named-range table:name="rd_t_98y_9803_data" table:base-cell-address="$'人口增加&amp;生死結離'.$A$1" table:cell-range-address="#REF!"/>
        <table:named-range table:name="rd_t_98y_9804_data" table:base-cell-address="$'人口增加&amp;生死結離'.$A$1" table:cell-range-address="#REF!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3-11T09:31:15</meta:creation-date>
    <dc:creator>user</dc:creator>
    <dc:date>2014-03-11T13:48:10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